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eoEditBold" svg:font-family="GeoEditBold, sans-serif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93%" fo:orphans="2" fo:widows="2" fo:text-indent="0cm" style:auto-text-indent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93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794cm" style:contextual-spacing="false" fo:line-height="193%" fo:orphans="2" fo:widows="2" fo:text-indent="0cm" style:auto-text-indent="false" fo:padding="0cm" fo:border="none"/>
      <style:text-properties officeooo:paragraph-rsid="000203b0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794cm" style:contextual-spacing="false" fo:line-height="193%" fo:orphans="2" fo:widows="2" fo:text-indent="0cm" style:auto-text-indent="false" fo:padding="0cm" fo:border="none"/>
      <style:text-properties style:font-name="Arial" officeooo:paragraph-rsid="000203b0"/>
    </style:style>
    <style:style style:name="T1" style:family="text">
      <style:text-properties fo:color="#333333" loext:opacity="100%" style:font-name="Arial"/>
    </style:style>
    <style:style style:name="T2" style:family="text">
      <style:text-properties fo:font-variant="normal" fo:text-transform="none" fo:color="#333333" loext:opacity="100%" style:font-name="Georgia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Georgia" fo:font-size="14.25pt" fo:letter-spacing="normal" fo:font-style="normal" fo:font-weight="normal"/>
    </style:style>
    <style:style style:name="T4" style:family="text">
      <style:text-properties fo:font-variant="normal" fo:text-transform="none" fo:color="#333333" loext:opacity="100%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Arial" fo:letter-spacing="normal" fo:font-style="normal"/>
    </style:style>
    <style:style style:name="T6" style:family="text">
      <style:text-properties fo:font-variant="normal" fo:text-transform="none" fo:color="#333333" loext:opacity="100%" style:font-name="Arial" fo:letter-spacing="normal" fo:font-style="normal" fo:font-weight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Georgia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1.5pt solid #ffcc0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Georgia" fo:font-size="14.2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1.5pt solid #ffcc00"/>
    </style:style>
    <style:style style:name="T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1.5pt solid #ffcc0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1.5pt solid #ffcc00"/>
    </style:style>
    <style:style style:name="T11" style:family="text">
      <style:text-properties fo:font-variant="normal" fo:text-transform="none" fo:color="#000000" loext:opacity="100%" style:font-name="GeoEditBold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Desastre de Chernobyl: o que aconteceu e os impactos a longo prazo</text:span></text:h>
      <text:p text:style-name="P4"><text:span text:style-name="T6">Em 25 e 26 de abril de 1986, o reator de uma usina nuclear explodiu e pegou fogo na região que atualmente é o norte da Ucrânia desencadeando o pior acidente nuclear da história. Envolto em mistério, o desastre foi um divisor de águas tanto na Guerra Fria quanto na história da energia nuclear. Mais de 30 anos depois, cientistas estimam que a área ao redor da antiga usina continuará inabitável por </text:span><text:a xlink:type="simple" xlink:href="https://www.csmonitor.com/World/Global-News/2016/0424/Chernobyl-will-be-unhabitable-for-at-least-3-000-years-say-nuclear-experts" office:target-frame-name="_blank" xlink:show="new" text:style-name="Internet_20_link" text:visited-style-name="Visited_20_Internet_20_Link"><text:span text:style-name="T10">até 20 mil anos</text:span></text:a><text:span text:style-name="T6">.</text:span></text:p>
      <text:p text:style-name="P4"><text:span text:style-name="T6">O desastre ocorreu próximo à cidade de Chernobyl, na antiga União Soviética, que </text:span><text:a xlink:type="simple" xlink:href="https://www.iaea.org/sites/default/files/25204744759.pdf" office:target-frame-name="_blank" xlink:show="new" text:style-name="Internet_20_link" text:visited-style-name="Visited_20_Internet_20_Link"><text:span text:style-name="T10">investiu intensamente</text:span></text:a><text:span text:style-name="T6"> em energia nuclear após a Segunda Guerra Mundial. A partir de 1977, os cientistas soviéticos instalaram quatro </text:span><text:a xlink:type="simple" xlink:href="http://www.world-nuclear.org/information-library/nuclear-fuel-cycle/nuclear-power-reactors/appendices/rbmk-reactors.aspx" office:target-frame-name="_blank" xlink:show="new" text:style-name="Internet_20_link" text:visited-style-name="Visited_20_Internet_20_Link"><text:span text:style-name="T10">reatores nucleares</text:span></text:a><text:span text:style-name="T6"> RBMK (reatores canalizados de alta potência) na usina de energia, localizada logo ao sul da atual fronteira entre a Ucrânia e a Bielorrússia.</text:span></text:p>
      <text:p text:style-name="P4"><text:span text:style-name="T6">Em 25 de abril de 1986, uma manutenção de rotina estava agendada para acontecer no quarto reator da Central Nuclear de V.I. Lenin. Os engenheiros planejavam aproveitar a ocasião para testar se o reator ainda poderia ser resfriado casose a usina ficasse sem energia. Durante o teste, entretanto, os operadores </text:span><text:a xlink:type="simple" xlink:href="http://www.world-nuclear.org/information-library/safety-and-security/safety-of-plants/appendices/chernobyl-accident-appendix-1-sequence-of-events.aspx" office:target-frame-name="_blank" xlink:show="new" text:style-name="Internet_20_link" text:visited-style-name="Visited_20_Internet_20_Link"><text:span text:style-name="T10">infringiram protocolos</text:span></text:a><text:span text:style-name="T6"> de segurança e o reator ficou sobrecarregado. Apesar das tentativas para desligar totalmente o reator, outra sobrecarga provocou uma reação em cadeia de explosões em seu interior. Por fim, o núcleo do reator ficou exposto, lançando material radiativo para a atmosfera.</text:span></text:p>
      <text:p text:style-name="P4"><text:span text:style-name="T6">Após esforços infrutíferos dos bombeiros para apagar as inúmeras chamas na usina, helicópteros despejaram areia e outros materiais em uma tentativa de abafar o fogo e conter a contaminação. Apesar da morte de duas pessoas nas explosões, da internação hospitalar de operários e bombeiros e do perigo da deposição de partículas radiativas e do incêndio, ninguém nas imediações (inclusive na cidade vizinha de </text:span><text:a xlink:type="simple" xlink:href="https://news.nationalgeographic.com/2016/04/20160428-Chernobyl-Pripyat-archaeology-abandoned-ruins-nuclear-disaster-Pompeii-Ukraine/" office:target-frame-name="_blank" xlink:show="new" text:style-name="Internet_20_link" text:visited-style-name="Visited_20_Internet_20_Link"><text:span text:style-name="T10">Pripyat</text:span></text:a><text:span text:style-name="T6">, construída na década de 1970 para servir de moradia para os operários da usina) foi evacuado nas primeiras 36 horas após o início do desastre.</text:span></text:p>
      <text:p text:style-name="Standard"><text:soft-page-break/></text:p>
      <text:p text:style-name="Standard"/>
      <text:p text:style-name="Standard"/>
      <text:p text:style-name="Standard"/>
      <text:h text:style-name="P2" text:outline-level="2"><text:span text:style-name="Strong_20_Emphasis"><text:span text:style-name="T11">Impactos a longo prazo</text:span></text:span></text:h>
      <text:p text:style-name="P6"><text:span text:style-name="Strong_20_Emphasis"><text:span text:style-name="T11"/></text:span></text:p>
      <text:p text:style-name="P7"><text:span text:style-name="T4">O impacto do desastre na floresta e fauna silvestre adjacentes também permanece sendo um campo de intensas pesquisas. Imediatamente após o acidente, uma área aproximada de dez quilômetros quadrados ficou conhecida como a “Floresta Vermelha” porque muitas árvores ficaram marrom-avermelhadas e morreram após absorver os altos níveis de radiação.</text:span></text:p>
      <text:p text:style-name="P5"><text:span text:style-name="T6">Hoje, a zona de exclusão é assustadoramente silenciosa, embora cheia de vida. Embora muitas árvores tenham crescido de volta, os cientistas encontraram evidência de elevados níveis de cataratas e albinismo e baixas taxas de bactérias benéficas entre as espécies de animais silvestres na região </text:span><text:a xlink:type="simple" xlink:href="https://news.nationalgeographic.com/2016/04/060418-chernobyl-wildlife-thirty-year-anniversary-science/" office:target-frame-name="_blank" xlink:show="new" text:style-name="Internet_20_link" text:visited-style-name="Visited_20_Internet_20_Link"><text:span text:style-name="T10">nos últimos anos</text:span></text:a><text:span text:style-name="T6">. Ainda assim, devido à exclusão da atividade do homem ao redor da usina de energia fechada,  </text:span><text:a xlink:type="simple" xlink:href="https://news.nationalgeographic.com/2016/04/060418-chernobyl-wildlife-thirty-year-anniversary-science/" office:target-frame-name="_blank" xlink:show="new" text:style-name="Internet_20_link" text:visited-style-name="Visited_20_Internet_20_Link"><text:span text:style-name="T10">aumentaram</text:span></text:a><text:span text:style-name="T6"> as populações de alguns animais silvestres, como linces e alces. Em 2015, os </text:span><text:a xlink:type="simple" xlink:href="https://news.nationalgeographic.com/2015/10/151008-chernobyl-animals-thrive-without-people-science/" office:target-frame-name="_blank" xlink:show="new" text:style-name="Internet_20_link" text:visited-style-name="Visited_20_Internet_20_Link"><text:span text:style-name="T10">cientistas estimaram</text:span></text:a><text:span text:style-name="T6"> que havia sete vezes mais lobos na zona de exclusão que em reservas comparáveis vizinhas, graças à ausência do homem.</text:span></text:p>
      <text:p text:style-name="P4"><text:span text:style-name="T6">O desastre de Chernobyl teve outra repercussão: seu preço econômico e político </text:span><text:a xlink:type="simple" xlink:href="https://slate.com/technology/2013/01/chernobyl-and-the-fall-of-the-soviet-union-gorbachevs-glasnost-allowed-the-nuclear-catastrophe-to-undermine-the-ussr.html" office:target-frame-name="_blank" xlink:show="new" text:style-name="Internet_20_link" text:visited-style-name="Visited_20_Internet_20_Link"><text:span text:style-name="T10">apressou o fim</text:span></text:a><text:span text:style-name="T6"> da União Soviética e </text:span><text:a xlink:type="simple" xlink:href="https://www.csmonitor.com/1986/0527/anukes-f.html" office:target-frame-name="_blank" xlink:show="new" text:style-name="Internet_20_link" text:visited-style-name="Visited_20_Internet_20_Link"><text:span text:style-name="T10">estimulou</text:span></text:a><text:span text:style-name="T6"> o movimento global contra o uso da energia nuclear. Estima-se que o desastre tenha custado cerca de </text:span><text:a xlink:type="simple" xlink:href="http://chernobyl.undp.org/russian/docs/belarus_23_anniversary.pdf" office:target-frame-name="_blank" xlink:show="new" text:style-name="Internet_20_link" text:visited-style-name="Visited_20_Internet_20_Link"><text:span text:style-name="T10">US$ 235 bilhões em danos</text:span></text:a><text:span text:style-name="T6">. A atual Bielorrússia, que teve </text:span><text:a xlink:type="simple" xlink:href="http://chernobyl.undp.org/russian/docs/belarus_23_anniversary.pdf" office:target-frame-name="_blank" xlink:show="new" text:style-name="Internet_20_link" text:visited-style-name="Visited_20_Internet_20_Link"><text:span text:style-name="T10">23% do território</text:span></text:a><text:span text:style-name="T6"> contaminado pelo acidente, perdeu cerca de um quinto de sua terra cultivável. No auge das operações de resposta ao desastre, em 1991, a Bielorrússia gastou </text:span><text:a xlink:type="simple" xlink:href="https://www.greenfacts.org/en/chernobyl/l-3/5-social-economic-impacts.htm" office:target-frame-name="_blank" xlink:show="new" text:style-name="Internet_20_link" text:visited-style-name="Visited_20_Internet_20_Link"><text:span text:style-name="T10">22% de seu orçamento total</text:span></text:a><text:span text:style-name="T6"> com Chernobyl.</text:span></text:p>
      <text:p text:style-name="P4"><text:span text:style-name="T6">Hoje, Chernobyl </text:span><text:a xlink:type="simple" xlink:href="https://www.nationalgeographic.com/magazine/2014/10/chernobyl-nuclear-tourism/" office:target-frame-name="_blank" xlink:show="new" text:style-name="Internet_20_link" text:visited-style-name="Visited_20_Internet_20_Link"><text:span text:style-name="T10">atrai turistas</text:span></text:a><text:span text:style-name="T6"> intrigados com sua história e seus riscos. </text:span></text:p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eoEditBold" svg:font-family="GeoEditBold, sans-serif"/>
    <style:font-face style:name="Georgia" svg:font-family="Georgia, Times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44:32.430000000</meta:creation-date>
    <dc:date>2023-01-23T19:50:34.856000000</dc:date>
    <meta:editing-duration>PT6M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0" meta:word-count="572" meta:character-count="3580" meta:non-whitespace-character-count="3016"/>
  </office:meta>
</office:document-meta>
</file>